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draw:fill="none" draw:textarea-vertical-align="middle"/>
    </style:style>
    <style:style style:name="gr2" style:family="graphic" style:parent-style-name="measure">
      <style:graphic-properties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vertical-align="middle" draw:auto-grow-height="false" fo:min-height="0.066cm" fo:min-width="0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58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671cm" svg:y1="0.591cm" svg:x2="0.972cm" svg:y2="5.063cm">
          <text:p/>
        </draw:line>
        <draw:measure draw:style-name="gr2" draw:text-style-name="P1" draw:layer="measurelines" svg:x1="2.75cm" svg:y1="3.385cm" svg:x2="5.036cm" svg:y2="5.798cm">
          <text:p/>
        </draw:measure>
        <draw:frame draw:style-name="gr3" draw:text-style-name="P1" draw:layer="layout" svg:width="0.971cm" svg:height="1.09cm" svg:x="3.43cm" svg:y="3.73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measure draw:style-name="gr2" draw:text-style-name="P1" draw:layer="measurelines" svg:x1="5.048cm" svg:y1="5.764cm" svg:x2="6.034cm" svg:y2="6.809cm">
          <text:p/>
        </draw:measure>
        <draw:frame draw:style-name="gr3" draw:text-style-name="P1" draw:layer="layout" svg:width="0.971cm" svg:height="1.09cm" svg:x="5.131cm" svg:y="5.63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.894cm" svg:height="0.539cm" svg:x="3.412cm" svg:y="1.22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2.162cm" svg:height="0.539cm" svg:x="5.163cm" svg:y="3.2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2.829cm" svg:height="0.539cm" svg:x="6.814cm" svg:y="4.11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4" draw:text-style-name="P1" draw:layer="layout" svg:x1="7.83cm" svg:y1="3.131cm" svg:x2="3.131cm" svg:y2="7.603cm">
          <text:p/>
        </draw:line>
        <draw:line draw:style-name="gr1" draw:text-style-name="P1" draw:layer="layout" svg:x1="8.592cm" svg:y1="4.374cm" svg:x2="3.893cm" svg:y2="8.846cm">
          <text:p/>
        </draw:line>
        <draw:custom-shape draw:style-name="gr5" draw:text-style-name="P1" draw:layer="layout" svg:width="0.254cm" svg:height="0.254cm" svg:x="1.226cm" svg:y="3.385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1" draw:layer="layout" svg:width="0.254cm" svg:height="0.254cm" svg:x="1.927cm" svg:y="2.686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1" draw:layer="layout" svg:width="0.254cm" svg:height="0.254cm" svg:x="1.928cm" svg:y="0.3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1" draw:layer="layout" svg:width="0.254cm" svg:height="0.254cm" svg:x="0.328cm" svg:y="2.4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1" draw:layer="layout" svg:width="0.254cm" svg:height="0.254cm" svg:x="0.628cm" svg:y="1.4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1" draw:layer="layout" svg:width="0.254cm" svg:height="0.254cm" svg:x="3.328cm" svg:y="0.6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1" draw:layer="layout" svg:width="0.254cm" svg:height="0.254cm" svg:x="1.928cm" svg:y="3.887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5" draw:text-style-name="P1" draw:layer="layout" svg:width="0.254cm" svg:height="0.254cm" svg:x="3.893cm" svg:y="1.988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6" draw:text-style-name="P1" draw:layer="layout" svg:width="0.381cm" svg:height="0.381cm" svg:x="7.322cm" svg:y="6.0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1" draw:layer="layout" svg:width="0.381cm" svg:height="0.381cm" svg:x="7.322cm" svg:y="5.2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1" draw:layer="layout" svg:width="0.381cm" svg:height="0.381cm" svg:x="6.322cm" svg:y="7.1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1" draw:layer="layout" svg:width="0.381cm" svg:height="0.381cm" svg:x="5.422cm" svg:y="8.5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1" draw:layer="layout" svg:width="0.381cm" svg:height="0.381cm" svg:x="8.622cm" svg:y="5.7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1" draw:layer="layout" svg:width="0.381cm" svg:height="0.381cm" svg:x="8.122cm" svg:y="7.0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custom-shape draw:style-name="gr6" draw:text-style-name="P1" draw:layer="layout" svg:width="0.381cm" svg:height="0.381cm" svg:x="7.322cm" svg:y="9.379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7" draw:layer="layout" svg:width="2.678cm" svg:height="0.962cm" svg:x="1.088cm" svg:y="1.607cm">
          <draw:text-box>
            <text:p>Class 1</text:p>
          </draw:text-box>
        </draw:frame>
        <draw:frame draw:style-name="gr8" draw:layer="layout" svg:width="3.048cm" svg:height="0.962cm" svg:x="6.052cm" svg:y="7.757cm">
          <draw:text-box>
            <text:p>Class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483cm" fo:margin-left="0.483cm" fo:margin-right="0.483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orrest Bao</meta:initial-creator>
    <meta:creation-date>2016-03-10T14:27:04.742947690</meta:creation-date>
    <dc:date>2016-03-10T14:49:44.030754964</dc:date>
    <dc:creator>Forrest Bao</dc:creator>
    <meta:editing-duration>PT7M16S</meta:editing-duration>
    <meta:editing-cycles>2</meta:editing-cycles>
    <meta:generator>LibreOffice/4.2.8.2$Linux_X86_64 LibreOffice_project/420m0$Build-2</meta:generator>
    <meta:document-statistic meta:object-count="27"/>
  </office:meta>
</office:document-meta>
</file>

<file path=Object 1/content.xml><?xml version="1.0" encoding="utf-8"?>
<math xmlns="http://www.w3.org/1998/Math/MathML" display="block">
  <semantics>
    <mfrac>
      <msub>
        <mi>d</mi>
        <mn>1</mn>
      </msub>
      <mrow>
        <mo fence="true" stretchy="false">‖</mo>
        <mrow>
          <mstyle mathvariant="bold">
            <mi>w</mi>
          </mstyle>
        </mrow>
        <mo fence="true" stretchy="false">‖</mo>
      </mrow>
    </mfrac>
    <annotation encoding="StarMath 5.0">{d_1} over {ldline bold w rdline  } </annotation>
  </semantics>
</math>
</file>

<file path=Object 2/content.xml><?xml version="1.0" encoding="utf-8"?>
<math xmlns="http://www.w3.org/1998/Math/MathML" display="block">
  <semantics>
    <mfrac>
      <msub>
        <mi>d</mi>
        <mn>2</mn>
      </msub>
      <mrow>
        <mo fence="true" stretchy="false">‖</mo>
        <mrow>
          <mstyle mathvariant="bold">
            <mi>w</mi>
          </mstyle>
        </mrow>
        <mo fence="true" stretchy="false">‖</mo>
      </mrow>
    </mfrac>
    <annotation encoding="StarMath 5.0">{d_2} over {ldline bold w rdline  } </annotation>
  </semantics>
</math>
</file>

<file path=Object 3/content.xml><?xml version="1.0" encoding="utf-8"?>
<math xmlns="http://www.w3.org/1998/Math/MathML" display="block">
  <semantics>
    <mrow>
      <mstyle mathvariant="bold">
        <mi>w</mi>
      </mstyle>
      <mrow>
        <mrow>
          <mstyle mathvariant="bold">
            <mi>x</mi>
          </mstyle>
          <mo stretchy="false">+</mo>
          <msub>
            <mi>w</mi>
            <mi>b</mi>
          </msub>
          <mo stretchy="false">−</mo>
          <msub>
            <mi>d</mi>
            <mn>1</mn>
          </msub>
        </mrow>
        <mo stretchy="false">=</mo>
        <mn>0</mn>
      </mrow>
    </mrow>
    <annotation encoding="StarMath 5.0">{ bold w} {bold x} + w_b - d_1 = 0 </annotation>
  </semantics>
</math>
</file>

<file path=Object 4/content.xml><?xml version="1.0" encoding="utf-8"?>
<math xmlns="http://www.w3.org/1998/Math/MathML" display="block">
  <semantics>
    <mrow>
      <mstyle mathvariant="bold">
        <mi>w</mi>
      </mstyle>
      <mrow>
        <mrow>
          <mstyle mathvariant="bold">
            <mi>x</mi>
          </mstyle>
          <mo stretchy="false">+</mo>
          <msub>
            <mi>w</mi>
            <mi>b</mi>
          </msub>
        </mrow>
        <mo stretchy="false">=</mo>
        <mn>0</mn>
      </mrow>
    </mrow>
    <annotation encoding="StarMath 5.0">{ bold w} {bold x} + w_b  = 0 </annotation>
  </semantics>
</math>
</file>

<file path=Object 5/content.xml><?xml version="1.0" encoding="utf-8"?>
<math xmlns="http://www.w3.org/1998/Math/MathML" display="block">
  <semantics>
    <mrow>
      <mstyle mathvariant="bold">
        <mi>w</mi>
      </mstyle>
      <mrow>
        <mrow>
          <mstyle mathvariant="bold">
            <mi>x</mi>
          </mstyle>
          <mo stretchy="false">+</mo>
          <msub>
            <mi>w</mi>
            <mi>b</mi>
          </msub>
          <mo stretchy="false">+</mo>
          <msub>
            <mi>d</mi>
            <mn>2</mn>
          </msub>
        </mrow>
        <mo stretchy="false">=</mo>
        <mn>0</mn>
      </mrow>
    </mrow>
    <annotation encoding="StarMath 5.0">{ bold w} {bold x} + w_b + d_2 = 0 </annotation>
  </semantics>
</math>
</file>